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0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31.639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.9cm" svg:x="0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2.139cm" svg:height="1.9cm" draw:transform="rotate (-1.02311200751908) translate (1.822cm 2.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0:48:36.885970068</dc:date>
    <meta:editing-duration>PT6M5S</meta:editing-duration>
    <meta:editing-cycles>2</meta:editing-cycles>
    <meta:generator>LibreOffice/6.0.7.3$Linux_X86_64 LibreOffice_project/00m0$Build-3</meta:generator>
    <meta:document-statistic meta:object-count="2"/>
  </office:meta>
</office:document-meta>
</file>